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FA000000323B41F112.png" manifest:media-type="image/png"/>
  <manifest:file-entry manifest:full-path="Pictures/100000000000010A0000003A76EA330C.png" manifest:media-type="image/png"/>
  <manifest:file-entry manifest:full-path="Pictures/100000000000011C000000441DD18196.png" manifest:media-type="image/png"/>
  <manifest:file-entry manifest:full-path="Pictures/10000000000000FC0000003C414BD8F2.png" manifest:media-type="image/png"/>
  <manifest:file-entry manifest:full-path="Pictures/10000000000000FA0000002CF5624EB7.png" manifest:media-type="image/png"/>
  <manifest:file-entry manifest:full-path="Pictures/10000000000000F3000000387CBEBBF7.png" manifest:media-type="image/png"/>
  <manifest:file-entry manifest:full-path="Pictures/10000000000000F900000030C2DFF4C4.png" manifest:media-type="image/png"/>
  <manifest:file-entry manifest:full-path="Pictures/10000000000001060000003BF7F7AE91.png" manifest:media-type="image/png"/>
  <manifest:file-entry manifest:full-path="Pictures/10000000000001020000003433EC2DB2.png" manifest:media-type="image/png"/>
  <manifest:file-entry manifest:full-path="Pictures/10000000000000FC000000395BE56247.png" manifest:media-type="image/png"/>
  <manifest:file-entry manifest:full-path="Pictures/1000000000000128000000674AB26EF4.png" manifest:media-type="image/png"/>
  <manifest:file-entry manifest:full-path="Pictures/100000000000010600000032B2C629B0.png" manifest:media-type="image/png"/>
  <manifest:file-entry manifest:full-path="Pictures/1000000000000107000000359A247334.png" manifest:media-type="image/png"/>
  <manifest:file-entry manifest:full-path="Pictures/10000000000000FA000000330D1D4C58.png" manifest:media-type="image/png"/>
  <manifest:file-entry manifest:full-path="Pictures/10000000000000FA000000488F05D272.png" manifest:media-type="image/png"/>
  <manifest:file-entry manifest:full-path="Pictures/100000000000010000000048EA33EC1E.png" manifest:media-type="image/png"/>
  <manifest:file-entry manifest:full-path="Pictures/10000000000000F70000004C0062E99F.png" manifest:media-type="image/png"/>
  <manifest:file-entry manifest:full-path="Pictures/10000000000000FE0000004196A19EA7.png" manifest:media-type="image/png"/>
  <manifest:file-entry manifest:full-path="Pictures/10000000000000F80000002EA5EDC526.png" manifest:media-type="image/png"/>
  <manifest:file-entry manifest:full-path="Pictures/10000000000001000000003AD1186704.png" manifest:media-type="image/png"/>
  <manifest:file-entry manifest:full-path="Pictures/100000000000010100000030E524723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5.079cm" svg:height="1.767cm" svg:x="4.321cm" svg:y="0.833cm">
          <draw:image xlink:href="Pictures/1000000000000128000000674AB26EF4.png" xlink:type="simple" xlink:show="embed" xlink:actuate="onLoad">
            <text:p/>
          </draw:image>
        </draw:frame>
        <draw:frame draw:style-name="gr1" draw:text-style-name="P1" draw:layer="layout" svg:width="4.29cm" svg:height="1.235cm" svg:x="0.367cm" svg:y="1.01cm">
          <draw:image xlink:href="Pictures/10000000000000FA000000488F05D272.png" xlink:type="simple" xlink:show="embed" xlink:actuate="onLoad">
            <text:p/>
          </draw:image>
        </draw:frame>
        <draw:frame draw:style-name="gr1" draw:text-style-name="P1" draw:layer="layout" svg:width="4.238cm" svg:height="1.303cm" svg:x="0.31cm" svg:y="2.332cm">
          <draw:image xlink:href="Pictures/10000000000000F70000004C0062E99F.png" xlink:type="simple" xlink:show="embed" xlink:actuate="onLoad">
            <text:p/>
          </draw:image>
        </draw:frame>
        <draw:frame draw:style-name="gr1" draw:text-style-name="P1" draw:layer="layout" svg:width="4.324cm" svg:height="1.03cm" svg:x="0.4cm" svg:y="3.721cm">
          <draw:image xlink:href="Pictures/10000000000000FC0000003C414BD8F2.png" xlink:type="simple" xlink:show="embed" xlink:actuate="onLoad">
            <text:p/>
          </draw:image>
        </draw:frame>
        <draw:frame draw:style-name="gr1" draw:text-style-name="P1" draw:layer="layout" svg:width="4.169cm" svg:height="0.96cm" svg:x="0.4cm" svg:y="4.837cm">
          <draw:image xlink:href="Pictures/10000000000000F3000000387CBEBBF7.png" xlink:type="simple" xlink:show="embed" xlink:actuate="onLoad">
            <text:p/>
          </draw:image>
        </draw:frame>
        <draw:frame draw:style-name="gr1" draw:text-style-name="P1" draw:layer="layout" svg:width="4.29cm" svg:height="0.874cm" svg:x="0.335cm" svg:y="5.884cm">
          <draw:image xlink:href="Pictures/10000000000000FA000000330D1D4C58.png" xlink:type="simple" xlink:show="embed" xlink:actuate="onLoad">
            <text:p/>
          </draw:image>
        </draw:frame>
        <draw:frame draw:style-name="gr1" draw:text-style-name="P1" draw:layer="layout" svg:width="4.272cm" svg:height="0.823cm" svg:x="0.29cm" svg:y="6.845cm">
          <draw:image xlink:href="Pictures/10000000000000F900000030C2DFF4C4.png" xlink:type="simple" xlink:show="embed" xlink:actuate="onLoad">
            <text:p/>
          </draw:image>
        </draw:frame>
        <draw:frame draw:style-name="gr1" draw:text-style-name="P1" draw:layer="layout" svg:width="4.29cm" svg:height="0.754cm" svg:x="0.303cm" svg:y="7.756cm">
          <draw:image xlink:href="Pictures/10000000000000FA0000002CF5624EB7.png" xlink:type="simple" xlink:show="embed" xlink:actuate="onLoad">
            <text:p/>
          </draw:image>
        </draw:frame>
        <draw:frame draw:style-name="gr1" draw:text-style-name="P1" draw:layer="layout" svg:width="4.873cm" svg:height="1.166cm" svg:x="4.646cm" svg:y="2.567cm">
          <draw:image xlink:href="Pictures/100000000000011C000000441DD18196.png" xlink:type="simple" xlink:show="embed" xlink:actuate="onLoad">
            <text:p/>
          </draw:image>
        </draw:frame>
        <draw:frame draw:style-name="gr1" draw:text-style-name="P1" draw:layer="layout" svg:width="4.513cm" svg:height="0.909cm" svg:x="4.646cm" svg:y="3.604cm">
          <draw:image xlink:href="Pictures/1000000000000107000000359A247334.png" xlink:type="simple" xlink:show="embed" xlink:actuate="onLoad">
            <text:p/>
          </draw:image>
        </draw:frame>
        <draw:frame draw:style-name="gr1" draw:text-style-name="P1" draw:layer="layout" svg:width="4.496cm" svg:height="1.012cm" svg:x="4.646cm" svg:y="4.409cm">
          <draw:image xlink:href="Pictures/10000000000001060000003BF7F7AE91.png" xlink:type="simple" xlink:show="embed" xlink:actuate="onLoad">
            <text:p/>
          </draw:image>
        </draw:frame>
        <draw:frame draw:style-name="gr1" draw:text-style-name="P1" draw:layer="layout" svg:width="4.427cm" svg:height="0.892cm" svg:x="4.646cm" svg:y="5.421cm">
          <draw:image xlink:href="Pictures/10000000000001020000003433EC2DB2.png" xlink:type="simple" xlink:show="embed" xlink:actuate="onLoad">
            <text:p/>
          </draw:image>
        </draw:frame>
        <draw:frame draw:style-name="gr1" draw:text-style-name="P1" draw:layer="layout" svg:width="4.564cm" svg:height="0.995cm" svg:x="4.646cm" svg:y="6.458cm">
          <draw:image xlink:href="Pictures/100000000000010A0000003A76EA330C.png" xlink:type="simple" xlink:show="embed" xlink:actuate="onLoad">
            <text:p/>
          </draw:image>
        </draw:frame>
        <draw:frame draw:style-name="gr1" draw:text-style-name="P1" draw:layer="layout" svg:width="4.495cm" svg:height="0.857cm" svg:x="4.646cm" svg:y="7.547cm">
          <draw:image xlink:href="Pictures/100000000000010600000032B2C629B0.png" xlink:type="simple" xlink:show="embed" xlink:actuate="onLoad">
            <text:p/>
          </draw:image>
        </draw:frame>
        <draw:frame draw:style-name="gr1" draw:text-style-name="P1" draw:layer="layout" svg:width="4.392cm" svg:height="1.235cm" svg:x="9.869cm" svg:y="1.14cm">
          <draw:image xlink:href="Pictures/100000000000010000000048EA33EC1E.png" xlink:type="simple" xlink:show="embed" xlink:actuate="onLoad">
            <text:p/>
          </draw:image>
        </draw:frame>
        <draw:frame draw:style-name="gr1" draw:text-style-name="P1" draw:layer="layout" svg:width="4.289cm" svg:height="0.857cm" svg:x="9.921cm" svg:y="2.567cm">
          <draw:image xlink:href="Pictures/10000000000000FA000000323B41F112.png" xlink:type="simple" xlink:show="embed" xlink:actuate="onLoad">
            <text:p/>
          </draw:image>
        </draw:frame>
        <draw:frame draw:style-name="gr1" draw:text-style-name="P1" draw:layer="layout" svg:width="4.357cm" svg:height="1.115cm" svg:x="9.887cm" svg:y="3.733cm">
          <draw:image xlink:href="Pictures/10000000000000FE0000004196A19EA7.png" xlink:type="simple" xlink:show="embed" xlink:actuate="onLoad">
            <text:p/>
          </draw:image>
        </draw:frame>
        <draw:frame draw:style-name="gr1" draw:text-style-name="P1" draw:layer="layout" svg:width="4.255cm" svg:height="0.788cm" svg:x="9.938cm" svg:y="4.762cm">
          <draw:image xlink:href="Pictures/10000000000000F80000002EA5EDC526.png" xlink:type="simple" xlink:show="embed" xlink:actuate="onLoad">
            <text:p/>
          </draw:image>
        </draw:frame>
        <draw:frame draw:style-name="gr1" draw:text-style-name="P1" draw:layer="layout" svg:width="4.324cm" svg:height="0.978cm" svg:x="9.903cm" svg:y="5.74cm">
          <draw:image xlink:href="Pictures/10000000000000FC000000395BE56247.png" xlink:type="simple" xlink:show="embed" xlink:actuate="onLoad">
            <text:p/>
          </draw:image>
        </draw:frame>
        <draw:frame draw:style-name="gr1" draw:text-style-name="P1" draw:layer="layout" svg:width="4.392cm" svg:height="0.995cm" svg:x="9.869cm" svg:y="6.501cm">
          <draw:image xlink:href="Pictures/10000000000001000000003AD1186704.png" xlink:type="simple" xlink:show="embed" xlink:actuate="onLoad">
            <text:p/>
          </draw:image>
        </draw:frame>
        <draw:frame draw:style-name="gr1" draw:text-style-name="P1" draw:layer="layout" svg:width="4.41cm" svg:height="0.823cm" svg:x="9.86cm" svg:y="7.626cm">
          <draw:image xlink:href="Pictures/100000000000010100000030E52472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imo </meta:initial-creator>
    <meta:creation-date>2014-07-17T11:13:28</meta:creation-date>
    <meta:editing-duration>P0D</meta:editing-duration>
    <meta:editing-cycles>2</meta:editing-cycles>
    <dc:date>2014-07-17T11:23:11</dc:date>
    <dc:creator>ximo </dc:creator>
    <meta:document-statistic meta:object-count="44"/>
    <meta:generator>LibreOffice/3.5$Linux_X86_64 LibreOffice_project/350m1$Build-2</meta:generator>
  </office:meta>
</office:document-meta>
</file>